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edfa" officeooo:paragraph-rsid="0001edfa"/>
    </style:style>
    <style:style style:name="P2" style:family="paragraph" style:parent-style-name="Standard">
      <style:text-properties officeooo:rsid="00038c7b" officeooo:paragraph-rsid="00038c7b"/>
    </style:style>
    <style:style style:name="P3" style:family="paragraph" style:parent-style-name="Standard">
      <style:text-properties officeooo:rsid="00045977" officeooo:paragraph-rsid="00045977"/>
    </style:style>
    <style:style style:name="P4" style:family="paragraph" style:parent-style-name="Standard">
      <style:text-properties officeooo:rsid="0005fc69" officeooo:paragraph-rsid="0005fc69"/>
    </style:style>
    <style:style style:name="P5" style:family="paragraph" style:parent-style-name="Standard">
      <style:text-properties officeooo:rsid="0007d3d1" officeooo:paragraph-rsid="0007d3d1"/>
    </style:style>
    <style:style style:name="P6" style:family="paragraph" style:parent-style-name="Standard">
      <style:text-properties officeooo:rsid="00086f80" officeooo:paragraph-rsid="00086f80"/>
    </style:style>
    <style:style style:name="P7" style:family="paragraph" style:parent-style-name="Standard">
      <style:text-properties fo:font-weight="bold" officeooo:rsid="00045977" officeooo:paragraph-rsid="00045977" style:font-weight-asian="bold" style:font-weight-complex="bold"/>
    </style:style>
    <style:style style:name="P8" style:family="paragraph" style:parent-style-name="Standard">
      <style:text-properties officeooo:rsid="00086f80" officeooo:paragraph-rsid="00086f80"/>
    </style:style>
    <style:style style:name="P9" style:family="paragraph" style:parent-style-name="Standard">
      <style:text-properties officeooo:rsid="000f8db1" officeooo:paragraph-rsid="000f8db1"/>
    </style:style>
    <style:style style:name="P10" style:family="paragraph" style:parent-style-name="Standard">
      <style:text-properties officeooo:rsid="000f8db1" officeooo:paragraph-rsid="0012f0be"/>
    </style:style>
    <style:style style:name="P11" style:family="paragraph" style:parent-style-name="Standard">
      <style:text-properties officeooo:rsid="00118b2e" officeooo:paragraph-rsid="00118b2e"/>
    </style:style>
    <style:style style:name="P12" style:family="paragraph" style:parent-style-name="Standard">
      <style:text-properties officeooo:rsid="0012f0be" officeooo:paragraph-rsid="0012f0be"/>
    </style:style>
    <style:style style:name="P13" style:family="paragraph" style:parent-style-name="Standard">
      <style:text-properties officeooo:paragraph-rsid="0012f0be"/>
    </style:style>
    <style:style style:name="P14" style:family="paragraph" style:parent-style-name="Standard">
      <style:text-properties fo:font-weight="normal" officeooo:paragraph-rsid="0012f0be" style:font-weight-asian="normal" style:font-weight-complex="normal"/>
    </style:style>
    <style:style style:name="P15" style:family="paragraph" style:parent-style-name="Standard">
      <style:text-properties fo:font-weight="normal" officeooo:rsid="0012f0be" officeooo:paragraph-rsid="0012f0be" style:font-weight-asian="normal" style:font-weight-complex="normal"/>
    </style:style>
    <style:style style:name="P16" style:family="paragraph" style:parent-style-name="Standard">
      <style:text-properties fo:font-weight="normal" officeooo:paragraph-rsid="001591be" style:font-weight-asian="normal" style:font-weight-complex="normal"/>
    </style:style>
    <style:style style:name="P17" style:family="paragraph" style:parent-style-name="Standard">
      <style:text-properties fo:font-weight="normal" officeooo:rsid="00192f31" officeooo:paragraph-rsid="00192f31" style:font-weight-asian="normal" style:font-weight-complex="normal"/>
    </style:style>
    <style:style style:name="P18" style:family="paragraph" style:parent-style-name="Standard">
      <style:text-properties fo:font-weight="normal" officeooo:rsid="001b628a" officeooo:paragraph-rsid="001b628a" style:font-weight-asian="normal" style:font-weight-complex="normal"/>
    </style:style>
    <style:style style:name="P19" style:family="paragraph" style:parent-style-name="Standard">
      <style:text-properties officeooo:rsid="001f3f03" officeooo:paragraph-rsid="001f3f03"/>
    </style:style>
    <style:style style:name="P20" style:family="paragraph" style:parent-style-name="Standard">
      <style:text-properties officeooo:paragraph-rsid="00210527"/>
    </style:style>
    <style:style style:name="T1" style:family="text">
      <style:text-properties officeooo:rsid="0005fc69"/>
    </style:style>
    <style:style style:name="T2" style:family="text">
      <style:text-properties officeooo:rsid="000f8db1"/>
    </style:style>
    <style:style style:name="T3" style:family="text">
      <style:text-properties officeooo:rsid="00118b2e"/>
    </style:style>
    <style:style style:name="T4" style:family="text">
      <style:text-properties officeooo:rsid="0012f0b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45977" style:font-weight-asian="bold" style:font-weight-complex="bold"/>
    </style:style>
    <style:style style:name="T7" style:family="text">
      <style:text-properties fo:font-weight="bold" officeooo:rsid="0013d758" style:font-weight-asian="bold" style:font-weight-complex="bold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style:font-name="JetBrains Mono" fo:font-size="10pt" fo:font-style="normal" fo:font-weight="normal" officeooo:rsid="0012f0be" style:font-size-asian="10pt" style:font-style-asian="normal" style:font-weight-asian="normal"/>
    </style:style>
    <style:style style:name="T12" style:family="text">
      <style:text-properties fo:color="#a9b7c6" style:font-name="JetBrains Mono" fo:font-size="10pt" fo:font-style="normal" fo:font-weight="normal" officeooo:rsid="0012facb" style:font-size-asian="10pt" style:font-style-asian="normal" style:font-weight-asian="normal"/>
    </style:style>
    <style:style style:name="T13" style:family="text">
      <style:text-properties fo:color="#a9b7c6" style:font-name="JetBrains Mono" fo:font-size="10pt" fo:font-style="normal" fo:font-weight="normal" officeooo:rsid="0013d758" style:font-size-asian="10pt" style:font-style-asian="normal" style:font-weight-asian="normal"/>
    </style:style>
    <style:style style:name="T14" style:family="text">
      <style:text-properties fo:color="#a9b7c6" style:font-name="JetBrains Mono" fo:font-size="10pt" fo:font-style="normal" fo:font-weight="normal" officeooo:rsid="00172e02" style:font-size-asian="10pt" style:font-style-asian="normal" style:font-weight-asian="normal"/>
    </style:style>
    <style:style style:name="T15" style:family="text">
      <style:text-properties fo:color="#a9b7c6" style:font-name="JetBrains Mono" fo:font-size="10pt" fo:font-style="normal" fo:font-weight="normal" officeooo:rsid="00172e02" style:font-size-asian="10pt" style:font-style-asian="normal" style:font-weight-asian="normal" style:font-weight-complex="normal"/>
    </style:style>
    <style:style style:name="T16" style:family="text">
      <style:text-properties fo:color="#a9b7c6" style:font-name="JetBrains Mono" fo:font-size="10pt" fo:font-style="normal" fo:font-weight="normal" officeooo:rsid="0013d758" style:font-size-asian="10pt" style:font-style-asian="normal" style:font-weight-asian="normal" style:font-weight-complex="normal"/>
    </style:style>
    <style:style style:name="T17" style:family="text">
      <style:text-properties fo:color="#a9b7c6" style:font-name="JetBrains Mono" fo:font-size="10pt" fo:font-style="normal" fo:font-weight="normal" officeooo:rsid="00210527" style:font-size-asian="10pt" style:font-style-asian="normal" style:font-weight-asian="normal" style:font-weight-complex="normal"/>
    </style:style>
    <style:style style:name="T18" style:family="text">
      <style:text-properties fo:color="#a9b7c6" style:font-name="JetBrains Mono" fo:font-size="10pt" fo:font-style="normal" fo:font-weight="normal" officeooo:rsid="00210d66" style:font-size-asian="10pt" style:font-style-asian="normal" style:font-weight-asian="normal"/>
    </style:style>
    <style:style style:name="T19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13d75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3d758" style:font-weight-asian="normal" style:font-weight-complex="normal"/>
    </style:style>
    <style:style style:name="T23" style:family="text">
      <style:text-properties officeooo:rsid="001591be"/>
    </style:style>
    <style:style style:name="T24" style:family="text">
      <style:text-properties officeooo:rsid="001b18cc"/>
    </style:style>
    <style:style style:name="T25" style:family="text">
      <style:text-properties officeooo:rsid="001b628a"/>
    </style:style>
    <style:style style:name="T26" style:family="text">
      <style:text-properties officeooo:rsid="001d8073"/>
    </style:style>
    <style:style style:name="T27" style:family="text">
      <style:text-properties officeooo:rsid="002105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select /*+ parallel(appuser 4) */ id, auth_token from appuser</text:p>
      <text:p text:style-name="P1">+++++++++++++++++++++++++++++++++++++++++++++++++++</text:p>
      <text:p text:style-name="Standard">insert into payment (user_id, fulfil_time, valid_until, pay_type, subs_amount, price, cur_code, gp_str_price, gp_order_id, gp_purchase_token, app_name)</text:p>
      <text:p text:style-name="Standard"><text:s text:c="16"/>values (?,cast(sys_extract_utc(systimestamp) as date),</text:p>
      <text:p text:style-name="Standard"><text:s text:c="17"/>(select greatest(current_date,(select max(valid_until) from payment where user_id = ?))+? from dual),</text:p>
      <text:p text:style-name="Standard"><text:s text:c="17"/>?,?,?,?,?,?,?,?)</text:p>
      <text:p text:style-name="P1">+++++++++++++++++++++++++++++++++++++++++++++++++++</text:p>
      <text:p text:style-name="Standard">insert into payment (user_id, fulfil_time, valid_until, pay_type, subs_amount, price, cur_code, gp_str_price, gp_order_id, gp_purchase_token, app_name)</text:p>
      <text:p text:style-name="Standard"><text:s text:c="16"/>values (?,cast(sys_extract_utc(systimestamp) as date), to_date('1970-01-01 00','yyyy-mm-dd hh24') + ?/1000/60/60/24,</text:p>
      <text:p text:style-name="Standard"><text:s text:c="16"/>?,?,?,?,?,?,?,?)</text:p>
      <text:p text:style-name="Standard"/>
      <text:p text:style-name="P1">+++++++++++++++++++++++++++++++++++++++++++++++++++</text:p>
      <text:p text:style-name="Standard">select fulfil_time, valid_until, GP_ORDER_ID, GP_PURCHASE_TOKEN, subs_amount, id, user_id, app_name from payment where PAY_TYPE='google pay' and gp_str_price!='-1' and fulfil_time between cast(sys_extract_utc(systimestamp) as date)-3 and cast(sys_extract_utc(systimestamp) as date)</text:p>
      <text:p text:style-name="P1">+++++++++++++++++++++++++++++++++++++++++++++++++++</text:p>
      <text:p text:style-name="Standard">select *</text:p>
      <text:p text:style-name="Standard"><text:s text:c="12"/>from</text:p>
      <text:p text:style-name="Standard"><text:s text:c="16"/>(select max(valid_until) as max_valid_until, GP_PURCHASE_TOKEN, subs_amount, user_id, app_name</text:p>
      <text:p text:style-name="Standard"><text:s text:c="16"/>from payment</text:p>
      <text:p text:style-name="Standard"><text:s text:c="16"/>where PAY_TYPE='google pay' and GP_ORDER_ID is not null and GP_PURCHASE_TOKEN is not null</text:p>
      <text:p text:style-name="Standard"><text:s text:c="16"/>group by GP_PURCHASE_TOKEN, subs_amount, user_id, app_name)</text:p>
      <text:p text:style-name="Standard"><text:s text:c="12"/>where max_valid_until&lt;cast(sys_extract_utc(systimestamp) as date)+3"</text:p>
      <text:p text:style-name="P1">+++++++++++++++++++++++++++++++++++++++++++++++++++</text:p>
      <text:p text:style-name="P1">update payment set valid_until=fulfil_time, gp_str_price='-1' where id=?</text:p>
      <text:p text:style-name="P2">+++++++++++++++++++++++++++++++++++++++++++++++++++</text:p>
      <text:p text:style-name="P2">select * from payment where user_id=? and gp_purchase_token=? and to_date('1970-01-01 00','yyyy-mm-dd hh24') + ?/1000/60/60/24 between valid_until-1 and valid_until+1</text:p>
      <text:p text:style-name="P3">++++++++++++++++++++++++++++++++++++++++++++++++++</text:p>
      <text:p text:style-name="P3">select phone_num, assigned_name, notify from subscriptionphone where user_id = ?</text:p>
      <text:p text:style-name="P3">++++++++++++++++++++++++++++++++++++++++++++++++++</text:p>
      <text:p text:style-name="P3">select visitnote.is_online, visitnote.add_time from subscriptionphone join visitnote on (visitnote.phone_id=subscriptionphone.id) " +</text:p>
      <text:p text:style-name="P3"><text:s text:c="20"/>"where subscriptionphone.user_id= <text:s/>? and phone_num = ? and visitnote.add_time between ? and ? order by visitnote.add_time</text:p>
      <text:p text:style-name="P3">++++++++++++++++++++++++++++++++++++++++++</text:p>
      <text:p text:style-name="P3">select id, auth_token from appuser</text:p>
      <text:p text:style-name="P3">+++++++++++++++++++++++++++++ </text:p>
      <text:p text:style-name="P3">select id, auth_token from appuser where rowid = ?</text:p>
      <text:p text:style-name="P3">++++++++++++++++++++++++++++++++++++++ </text:p>
      <text:p text:style-name="P3">insert into appuser (reg_time, auth_token, gcm_token, app_name, app_version, android_secure_id, device_fingerprint, gsf_id) values (cast(sys_extract_utc(systimestamp) as date), dbms_random.string('X',30), ?, ?, ?, ?, ?, ?)</text:p>
      <text:p text:style-name="P3"><text:soft-page-break/>+++++++++++++++++++++++++++++++++++++</text:p>
      <text:p text:style-name="P3"/>
      <text:p text:style-name="P3">insert into payment (user_id, fulfil_time, valid_until, pay_type, subs_amount, price) values (?, cast(sys_extract_utc(systimestamp) as date), cast(sys_extract_utc(systimestamp) as date)+1, 'trial', 1, 0)</text:p>
      <text:p text:style-name="P3">++++++++++++++++++++++++++++++++++++++++++++++++++++++</text:p>
      <text:p text:style-name="P3">begin ? :=wa_tracking.add_new_subscription(?,?,?); end;</text:p>
      <text:p text:style-name="P3">++++++++++++++++++++++++++++++++++++++++++++++++</text:p>
      <text:p text:style-name="P3">select max(id) from subscriptionphone where phone_num = ? and user_id = ?</text:p>
      <text:p text:style-name="P3">++++++++++++++++++++++++++++++++++++++++++++++++</text:p>
      <text:p text:style-name="P3">with subscription_id as (select max(id) from subscriptionphone where phone_num = ? and user_id = ?)</text:p>
      <text:p text:style-name="P3"><text:s text:c="16"/>select * from</text:p>
      <text:p text:style-name="P3"><text:s text:c="20"/>(select is_valid,</text:p>
      <text:p text:style-name="P3"><text:s text:c="24"/>case</text:p>
      <text:p text:style-name="P3"><text:s text:c="28"/>when is_valid = 1 then 'valid'</text:p>
      <text:p text:style-name="P3"><text:s text:c="28"/>when is_valid = 0 then 'invalid'</text:p>
      <text:p text:style-name="P3"><text:s text:c="28"/>else 'undefined'</text:p>
      <text:p text:style-name="P3"><text:s text:c="24"/>end as is_valid_str,</text:p>
      <text:p text:style-name="P3"><text:s text:c="24"/>avatar_id from subscriptionphone where id = (select * from subscription_id)),</text:p>
      <text:p text:style-name="P3"><text:s text:c="20"/>(select</text:p>
      <text:p text:style-name="P3"><text:s text:c="24"/>max(case when rn = 1 then add_time else null end) as last_session_start,</text:p>
      <text:p text:style-name="P3"><text:s text:c="24"/>max(case when rn = 2 then add_time else null end) as last_session_finish</text:p>
      <text:p text:style-name="P3"><text:s text:c="20"/>from(</text:p>
      <text:p text:style-name="P3"><text:s text:c="24"/>select add_time, row_number() over(order by id asc) as rn</text:p>
      <text:p text:style-name="P3"><text:s text:c="24"/>from(</text:p>
      <text:p text:style-name="P3"><text:s text:c="28"/>select add_time,id</text:p>
      <text:p text:style-name="P3"><text:s text:c="28"/>from visitnote</text:p>
      <text:p text:style-name="P3"><text:s text:c="28"/>where id &gt;= (select max(id)</text:p>
      <text:p text:style-name="P3"><text:s text:c="36"/>from visitnote</text:p>
      <text:p text:style-name="P3"><text:s text:c="36"/>where phone_id = (select * from subscription_id) and is_online = 1)</text:p>
      <text:p text:style-name="P3"><text:s text:c="28"/>and phone_id = (select * from subscription_id))</text:p>
      <text:p text:style-name="P3"><text:s text:c="24"/>)</text:p>
      <text:p text:style-name="P3"><text:s text:c="20"/>)</text:p>
      <text:p text:style-name="P3">+++++++++++++++++++++++++++++++++++++++++++++++++++++</text:p>
      <text:p text:style-name="P3">select avatar_id, avatar from subscriptionphone where phone_num = ? and user_id = ?</text:p>
      <text:p text:style-name="P3">+++++++++++++++++++++++++++++++++++++++++++++++++++</text:p>
      <text:p text:style-name="P3">declare</text:p>
      <text:p text:style-name="P3"><text:s text:c="24"/>subscription_id number;</text:p>
      <text:p text:style-name="P3"><text:s text:c="24"/>result number;</text:p>
      <text:p text:style-name="P3"><text:s text:c="20"/>begin</text:p>
      <text:p text:style-name="P3"><text:s text:c="24"/>begin</text:p>
      <text:p text:style-name="P3"><text:s text:c="28"/>select id into subscription_id from subscriptionphone where phone_num = ? and user_id = ?;</text:p>
      <text:p text:style-name="P3"><text:s text:c="28"/>select authkey.phone_num into result from authkey join subscriptionphone on (authkey.id=subscriptionphone.key_id) where subscriptionphone.id=subscription_id;</text:p>
      <text:p text:style-name="P3"><text:s text:c="24"/>exception when no_data_found then</text:p>
      <text:p text:style-name="P3"><text:s text:c="28"/>select -1 into result from dual;</text:p>
      <text:p text:style-name="P3"><text:s text:c="24"/>end;</text:p>
      <text:p text:style-name="P3"/>
      <text:p text:style-name="P3"><text:s text:c="24"/>wa_tracking.update_subscription_state(subscription_id,-1);</text:p>
      <text:p text:style-name="P3"><text:s text:c="24"/>select result into ? from dual;</text:p>
      <text:p text:style-name="P3"><text:soft-page-break/><text:s text:c="20"/>end;</text:p>
      <text:p text:style-name="P3">+++++++++++++++++++++++++++++++++++++++++++++++++++++</text:p>
      <text:p text:style-name="P3"/>
      <text:p text:style-name="P3">update subscriptionphone set notify=? where phone_num=? and user_id=?</text:p>
      <text:p text:style-name="P3">+++++++++++++++++++++++++++++++++++++++++++++++++++++++</text:p>
      <text:p text:style-name="P3">select gcm_token, assigned_name, app_name from subscriptionphone join appuser on (appuser.id=subscriptionphone.user_id) where user_id=? and phone_num=?</text:p>
      <text:p text:style-name="P3">++++++++++++++++++++++++++++++++++++++++++++++++++</text:p>
      <text:p text:style-name="P3">begin ? :=wa_tracking.check_user_subscription_valid(?); end;</text:p>
      <text:p text:style-name="P3">+++++++++++++++++++++++++++++++++++++++++++++++</text:p>
      <text:p text:style-name="P3">select phone_num, subscriptionphone.id from subscriptionphone join payment on (payment.user_id=subscriptionphone.user_id) where payment.user_id = ? and valid_until&gt;cast(sys_extract_utc(systimestamp) as date) and is_valid=1 and key_id is null</text:p>
      <text:p text:style-name="P3">++++++++++++++++++++++++++++++++++++++++++++++++</text:p>
      <text:p text:style-name="P3"/>
      <text:p text:style-name="P7">insert into retrievedcontacts (user_id, phone_number, add_time) values (?,?,cast(sys_extract_utc(systimestamp) as date)) <text:s/>– <text:span text:style-name="T1">BATCH</text:span></text:p>
      <text:p text:style-name="P4">+++++++++++++++++++++++++++++++++++++++</text:p>
      <text:p text:style-name="P4">select cast(sys_extract_utc(systimestamp) as date) from dual</text:p>
      <text:p text:style-name="P4">+++++++++++++++++++++++++++++++++++++ </text:p>
      <text:p text:style-name="P4">insert into visitnote (phone_id, is_online, add_time) values (?, ?, cast(sys_extract_utc(systimestamp) as date)) LOG ERRORS REJECT LIMIT UNLIMITED</text:p>
      <text:p text:style-name="P5">+++++++++++++++++++++++++++++++++++++</text:p>
      <text:p text:style-name="P5">select authkey.phone_num, authkey.payload from authkey join botgroup on (authkey.group_id=botgroup.id) where botgroup.name = ?</text:p>
      <text:p text:style-name="P5"/>
      <text:p text:style-name="P5">+++++++++++++++++++++++++++++++++++++++++++++++++</text:p>
      <text:p text:style-name="P5">begin ? := wa_tracking.ban_bot(?,?); end;</text:p>
      <text:p text:style-name="P6">+++++++++++++++++++++++++++++++++++++++++</text:p>
      <text:p text:style-name="P6">select authkey.phone_num,</text:p>
      <text:p text:style-name="P6">| <text:s text:c="22"/>subscriptionphone.phone_num,</text:p>
      <text:p text:style-name="P6">| <text:s text:c="22"/>subscriptionphone.id,</text:p>
      <text:p text:style-name="P6">| <text:s text:c="22"/>case when cast(sys_extract_utc(systimestamp) as date)-subscriptionphone.add_time&lt;?/24 then 1 else 0 end as isFresh,</text:p>
      <text:p text:style-name="P6">| <text:s text:c="22"/>case when cast(sys_extract_utc(systimestamp) as date)-authkey.last_change_time&lt;?/24 then 1 else 0 end as botIsFresh</text:p>
      <text:p text:style-name="P6">| <text:s text:c="17"/>from authkey join subscriptionphone on (subscriptionphone.key_id=authkey.id) where authkey.phone_num</text:p>
      <text:p text:style-name="P6">++++++++++++++++++++++++++++++++++++++++++++</text:p>
      <text:p text:style-name="P6">call wa_tracking.update_subscription_state(?,?)</text:p>
      <text:p text:style-name="P6">++++++++++++++++++++++++++++++++++++++++++</text:p>
      <text:p text:style-name="P6">select phone_num, id from (select phone_num, id, add_time, cast(sys_extract_utc(systimestamp) as date) as cur_time from subscriptionphone where is_valid is null) where (cur_time-add_time)*24*60*60&gt;120</text:p>
      <text:p text:style-name="P6">+++++++++++++++++++++++++++++++++++++++++++++++++++</text:p>
      <text:p text:style-name="P6"/>
      <text:p text:style-name="P6"/>
      <text:p text:style-name="P6">//<text:span text:style-name="T2">===============================================================</text:span></text:p>
      <text:p text:style-name="P9">1. <text:s/><text:span text:style-name="T3">Активность пользователей онлайн\офлайн</text:span></text:p>
      <text:p text:style-name="P9"/>
      <text:p text:style-name="P10"><text:span text:style-name="T10">VisitNote — </text:span><text:span text:style-name="T11">основная рабоча</text:span><text:span text:style-name="T12">я</text:span><text:span text:style-name="T11"> таблица, </text:span><text:span text:style-name="T18">которая подвергается чистке</text:span></text:p>
      <text:p text:style-name="P9"/>
      <text:p text:style-name="P10"><text:soft-page-break/><text:span text:style-name="T9">select </text:span><text:span text:style-name="T10">sp.</text:span><text:span text:style-name="T19">phone_num</text:span><text:span text:style-name="T8">, </text:span><text:span text:style-name="T10">vn.*</text:span><text:line-break/><text:span text:style-name="T10"> </text:span><text:span text:style-name="T8">FROM </text:span><text:span text:style-name="T10">VisitNote vn</text:span><text:span text:style-name="T8">, </text:span><text:span text:style-name="T10">SUBSCRIPTIONPHONE sp</text:span><text:line-break/><text:span text:style-name="T10"> </text:span><text:span text:style-name="T8">WHERE </text:span><text:span text:style-name="T10">vn.</text:span><text:span text:style-name="T19">phone_id </text:span><text:span text:style-name="T10">= sp.</text:span><text:span text:style-name="T19">id</text:span><text:line-break/><text:span text:style-name="T19"> </text:span><text:span text:style-name="T8">ORDER BY </text:span><text:span text:style-name="T10">vn.</text:span><text:span text:style-name="T19">Phone_id </text:span><text:span text:style-name="T8">ASC, </text:span><text:span text:style-name="T10">vn.</text:span><text:span text:style-name="T19">ADD_TIME </text:span><text:span text:style-name="T8">DESC</text:span></text:p>
      <text:p text:style-name="P9"/>
      <text:p text:style-name="P19">1а. WA_TRACKER — Whats App. (<text:span text:style-name="T27">можно также сделать </text:span>VK, FaceBook)</text:p>
      <text:p text:style-name="P9"/>
      <text:p text:style-name="P11">2. <text:s/><text:span text:style-name="T4">Примеры на котлине, запросы в пакете - н</text:span>изкоуровневый доступ к БД (JDBC, PrepareStatement) - <text:span text:style-name="T24">устарело</text:span></text:p>
      <text:p text:style-name="P12">3. <text:span text:style-name="T6">retrievedcontacts — </text:span><text:span text:style-name="T5">разрабатываемый функционал? </text:span><text:span text:style-name="T7">(появилась сегодня)</text:span></text:p>
      <text:p text:style-name="P14"><text:span text:style-name="T4">4. Разработка пилота</text:span></text:p>
      <text:p text:style-name="P13"><text:bookmark-start text:name="__DdeLink__318_4244803055"/><text:span text:style-name="T21">- </text:span><text:span text:style-name="T22">запись через jpa\hibe</text:span><text:bookmark-end text:name="__DdeLink__318_4244803055"/><text:span text:style-name="T22">rnate в </text:span><text:span text:style-name="T13">AppUser, S</text:span><text:span text:style-name="T10">UBSCRIPTIONPHONE, VisitNote, </text:span><text:span text:style-name="T14">Authkey</text:span></text:p>
      <text:p text:style-name="P20">- <text:span text:style-name="T27">запись в этуже БД (109.234.37.16)</text:span></text:p>
      <text:p text:style-name="P16"><text:span text:style-name="T23">5. Разработка RestFul API (spring security)</text:span></text:p>
      <text:p text:style-name="P15"><text:span text:style-name="T23">6</text:span>. <text:s/><text:bookmark-start text:name="__DdeLink__311_4244803055"/><text:span text:style-name="T20">Разработка тестов для пилота (RestFul API)</text:span><text:bookmark-end text:name="__DdeLink__311_4244803055"/></text:p>
      <text:p text:style-name="P18">7. <text:s/>Выложу в public <text:span text:style-name="T26">для демонстрации (c CURL запросами)</text:span></text:p>
      <text:p text:style-name="P17"><text:span text:style-name="T25">8</text:span>. Описание таблиц в PowerDesig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1:55:35.928077189</meta:creation-date>
    <dc:date>2021-02-22T09:37:51.381088950</dc:date>
    <meta:editing-duration>PT55M58S</meta:editing-duration>
    <meta:editing-cycles>20</meta:editing-cycles>
    <meta:generator>LibreOffice/6.1.5.2$Linux_X86_64 LibreOffice_project/10$Build-2</meta:generator>
    <meta:document-statistic meta:table-count="0" meta:image-count="0" meta:object-count="0" meta:page-count="4" meta:paragraph-count="125" meta:word-count="740" meta:character-count="8836" meta:non-whitespace-character-count="7062"/>
  </office:meta>
</office:document-meta>
</file>